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mojiOne Color" svg:font-family="'EmojiOne Color'" style:font-pitch="variable"/>
    <style:font-face style:name="EmojiOne Color1" svg:font-family="'EmojiOne Colo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d7" draw:textarea-horizontal-align="justify" draw:textarea-vertical-align="top" draw:auto-grow-height="false" fo:min-height="11.498cm" fo:min-width="21.407cm"/>
      <style:paragraph-properties style:writing-mode="lr-tb"/>
    </style:style>
    <style:style style:name="gr2" style:family="graphic" style:parent-style-name="standard">
      <style:graphic-properties draw:stroke="solid" svg:stroke-color="#000000" draw:fill-color="#ffffa6" draw:textarea-horizontal-align="justify" draw:textarea-vertical-align="top" draw:auto-grow-height="false" fo:min-height="10.545cm" fo:min-width="16.328cm"/>
      <style:paragraph-properties style:writing-mode="lr-tb"/>
    </style:style>
    <style:style style:name="gr3" style:family="graphic" style:parent-style-name="standard">
      <style:graphic-properties draw:stroke="solid" svg:stroke-color="#729fcf" draw:fill-color="#dee6ef" draw:textarea-horizontal-align="justify" draw:textarea-vertical-align="top" draw:auto-grow-height="false" fo:min-height="9.593cm" fo:min-width="12.517cm"/>
      <style:paragraph-properties style:writing-mode="lr-tb"/>
    </style:style>
    <style:style style:name="gr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385cm" fo:min-width="1.405cm"/>
      <style:paragraph-properties style:writing-mode="lr-tb"/>
    </style:style>
    <style:style style:name="gr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627cm" fo:min-width="1.722cm"/>
      <style:paragraph-properties style:writing-mode="lr-tb"/>
    </style:style>
    <style:style style:name="gr6" style:family="graphic" style:parent-style-name="standard">
      <style:graphic-properties draw:stroke="solid" svg:stroke-color="#000000" draw:fill-color="#eeeeee" draw:textarea-horizontal-align="justify" draw:textarea-vertical-align="top" draw:auto-grow-height="false" fo:min-height="1.337cm" fo:min-width="2.04cm"/>
      <style:paragraph-properties style:writing-mode="lr-tb"/>
    </style:style>
    <style:style style:name="gr7" style:family="graphic" style:parent-style-name="standard">
      <style:graphic-properties draw:stroke="solid" svg:stroke-color="#000000" draw:fill-color="#eeeeee" draw:textarea-horizontal-align="justify" draw:textarea-vertical-align="top" draw:auto-grow-height="false" fo:min-height="2.29cm" fo:min-width="2.04cm"/>
      <style:paragraph-properties style:writing-mode="lr-tb"/>
    </style:style>
    <style:style style:name="gr8" style:family="graphic" style:parent-style-name="standard">
      <style:graphic-properties draw:stroke="solid" svg:stroke-color="#000000" draw:fill-color="#eeeeee" draw:textarea-horizontal-align="justify" draw:textarea-vertical-align="top" draw:auto-grow-height="false" fo:min-height="0.385cm" fo:min-width="1.722cm"/>
      <style:paragraph-properties style:writing-mode="lr-tb"/>
    </style:style>
    <style:style style:name="gr9" style:family="graphic" style:parent-style-name="objectwithoutfill">
      <style:graphic-properties draw:stroke="solid" svg:stroke-color="#729fcf" draw:fill="none" draw:fill-color="#eeeeee" draw:textarea-vertical-align="middle" draw:shadow="hidden"/>
    </style:style>
    <style:style style:name="gr10" style:family="graphic" style:parent-style-name="objectwithoutfill">
      <style:graphic-properties draw:stroke="solid" svg:stroke-color="#729fcf" draw:fill="none" draw:fill-color="#eeeeee" draw:textarea-vertical-align="middle"/>
    </style:style>
    <style:style style:name="gr11" style:family="graphic" style:parent-style-name="objectwithoutfill">
      <style:graphic-properties draw:stroke="solid" svg:stroke-color="#000000" draw:fill="none" draw:fill-color="#eeeee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16" style:family="graphic" style:parent-style-name="standard">
      <style:graphic-properties draw:stroke="solid" svg:stroke-color="#000000" draw:fill-color="#ffffa6" draw:textarea-horizontal-align="justify" draw:textarea-vertical-align="top" draw:auto-grow-height="false" fo:min-height="4.512cm" fo:min-width="2.993cm"/>
      <style:paragraph-properties style:writing-mode="lr-tb"/>
    </style:style>
    <style:style style:name="gr17" style:family="graphic" style:parent-style-name="objectwithoutfill">
      <style:graphic-properties draw:stroke="solid" svg:stroke-color="#000000" draw:marker-end="Arrowheads_20_1" draw:marker-end-width="0.3cm" draw:fill="none" draw:fill-color="#ffffa6" draw:textarea-vertical-align="middle"/>
    </style:style>
    <style:style style:name="gr18" style:family="graphic" style:parent-style-name="standard" style:list-style-name="L1">
      <style:graphic-properties draw:stroke="solid" svg:stroke-color="#000000" draw:fill-color="#ffffa6" draw:textarea-horizontal-align="justify" draw:textarea-vertical-align="middle" draw:auto-grow-height="false" fo:min-height="1.337cm" fo:min-width="2.358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-color="#ffffa6" draw:textarea-horizontal-align="justify" draw:textarea-vertical-align="middle" draw:auto-grow-height="false" fo:min-height="1.655cm" fo:min-width="2.358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-color="#ffffa6" draw:textarea-horizontal-align="justify" draw:textarea-vertical-align="middle" draw:auto-grow-height="false" fo:min-height="1.337cm" fo:min-width="2.3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85cm"/>
      <style:paragraph-properties style:writing-mode="lr-tb"/>
    </style:style>
    <style:style style:name="gr22" style:family="graphic" style:parent-style-name="standard">
      <style:graphic-properties draw:stroke="solid" svg:stroke-color="#afd095" draw:fill-color="#dde8cb" draw:textarea-horizontal-align="justify" draw:textarea-vertical-align="middle" draw:auto-grow-height="false" fo:min-height="1.655cm" fo:min-width="2.675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Arrowheads_20_2" draw:marker-end-width="0.3cm" draw:fill="none" draw:fill-color="#dde8cb" draw:textarea-vertical-align="middle"/>
    </style:style>
    <style:style style:name="gr24" style:family="graphic" style:parent-style-name="standard">
      <style:graphic-properties draw:stroke="solid" svg:stroke-color="#ff6d6d" draw:fill-color="#ffd7d7" draw:textarea-horizontal-align="justify" draw:textarea-vertical-align="middle" draw:auto-grow-height="false" fo:min-height="1.655cm" fo:min-width="2.358cm"/>
      <style:paragraph-properties style:writing-mode="lr-tb"/>
    </style:style>
    <style:style style:name="gr25" style:family="graphic" style:parent-style-name="objectwithoutfill">
      <style:graphic-properties draw:stroke="solid" svg:stroke-color="#000000" draw:marker-end="Arrowheads_20_3" draw:marker-end-width="0.3cm" draw:fill="none" draw:fill-color="#ffd7d7" draw:textarea-vertical-align="middle"/>
    </style:style>
    <style:style style:name="gr26" style:family="graphic" style:parent-style-name="standard" style:list-style-name="L1">
      <style:graphic-properties draw:stroke="solid" svg:stroke-color="#000000" draw:fill-color="#ffffa6" draw:textarea-horizontal-align="justify" draw:textarea-vertical-align="middle" draw:auto-grow-height="false" fo:min-height="1.337cm" fo:min-width="2.358cm"/>
      <style:paragraph-properties style:writing-mode="lr-tb"/>
    </style:style>
    <style:style style:name="co1" style:family="table-column">
      <style:table-column-properties style:column-width="2.166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paragraph-properties fo:margin-top="0cm" fo:margin-bottom="0cm"/>
      <style:text-properties fo:font-size="8pt" style:font-size-asian="8pt" style:font-size-complex="8pt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a6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eeeeee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top="0cm" fo:margin-bottom="0cm"/>
      <style:text-properties style:font-size-asian="8pt" style:font-size-complex="8pt"/>
    </style:style>
    <style:style style:name="P10" style:family="paragraph">
      <style:text-properties style:font-size-asian="8pt" style:font-size-complex="8pt"/>
    </style:style>
    <style:style style:name="P11" style:family="paragraph">
      <style:paragraph-properties fo:margin-top="0.152cm" fo:margin-bottom="0cm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729fcf" loext:opacity="100%" loext:color-lum-mod="100%" loext:color-lum-off="0%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a6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0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1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dde8cb"/>
      <style:paragraph-properties fo:text-align="center"/>
    </style:style>
    <style:style style:name="P23" style:family="paragraph">
      <loext:graphic-properties draw:fill-color="#ffd7d7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d7d7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729fcf" loext:opacity="100%" fo:font-size="10pt" style:font-size-asian="10pt" style:font-size-complex="10pt"/>
    </style:style>
    <style:style style:name="T4" style:family="text">
      <style:text-properties style:font-name="EmojiOne Color1" style:font-name-asian="EmojiOne Color1" style:font-name-complex="EmojiOne Color1"/>
    </style:style>
    <style:style style:name="T5" style:family="text">
      <style:text-properties style:font-name="EmojiOne Color1" fo:font-size="14pt" style:font-name-asian="EmojiOne Color1" style:font-size-asian="14pt" style:font-name-complex="EmojiOne Color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907cm" svg:height="11.748cm" svg:x="0.635cm" svg:y="0.635cm">
          <text:p text:style-name="P1"><text:span text:style-name="T1">Jenk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828cm" svg:height="10.795cm" svg:x="5.397cm" svg:y="1.27cm">
          <text:p text:style-name="P3"><text:span text:style-name="T1">Permian jo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017cm" svg:height="9.843cm" svg:x="5.715cm" svg:y="1.905cm">
          <text:p text:style-name="P1"><text:span text:style-name="T1">Permia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.905cm" svg:height="0.635cm" svg:x="6.35cm" svg:y="7.54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2.222cm" svg:height="0.877cm" svg:x="8.89cm" svg:y="6.033cm">
          <text:p text:style-name="P7"><text:span text:style-name="T2">Regression Test pla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2.222cm" svg:height="0.877cm" svg:x="8.89cm" svg:y="8.89cm">
          <text:p text:style-name="P7"><text:span text:style-name="T2">Integration Test pl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165cm" svg:height="1.757cm" svg:x="12.259cm" svg:y="4.445cm">
          <table:table table:template-name="default" table:use-banding-rows-styles="true">
            <table:table-column table:style-name="co1"/>
            <table:table-row table:style-name="ro1">
              <table:table-cell table:style-name="ce1">
                <text:p><text:span text:style-name="T2">Test case 1</text:span></text:p>
              </table:table-cell>
            </table:table-row>
            <table:table-row table:style-name="ro2">
              <table:table-cell table:style-name="ce2">
                <text:p text:style-name="P9"><text:span text:style-name="T2">Test case 2</text:span></text:p>
              </table:table-cell>
            </table:table-row>
            <table:table-row table:style-name="ro1">
              <table:table-cell table:style-name="ce1">
                <text:p text:style-name="P10"><text:span text:style-name="T2">Test case 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8" xml:id="id5" draw:id="id5" draw:layer="layout" svg:width="2.54cm" svg:height="1.587cm" svg:x="12.065cm" svg:y="6.592cm">
          <text:p text:style-name="P7"><text:span text:style-name="T2">Workflow 2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165cm" svg:height="0.578cm" svg:x="12.259cm" svg:y="7.303cm">
          <table:table table:template-name="default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">Test case 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xml:id="id4" draw:id="id4" draw:layer="layout" svg:width="2.54cm" svg:height="2.54cm" svg:x="12.065cm" svg:y="3.81cm">
          <text:p text:style-name="P7"><text:span text:style-name="T2">Workflow 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165cm" svg:height="1.757cm" svg:x="12.259cm" svg:y="4.445cm">
          <table:table table:template-name="default" table:use-banding-rows-styles="true">
            <table:table-column table:style-name="co1"/>
            <table:table-row table:style-name="ro1">
              <table:table-cell table:style-name="ce1">
                <text:p><text:span text:style-name="T2">Test case 1</text:span></text:p>
              </table:table-cell>
            </table:table-row>
            <table:table-row table:style-name="ro2">
              <table:table-cell table:style-name="ce2">
                <text:p text:style-name="P9"><text:span text:style-name="T2">Test case 2</text:span></text:p>
              </table:table-cell>
            </table:table-row>
            <table:table-row table:style-name="ro1">
              <table:table-cell table:style-name="ce1">
                <text:p text:style-name="P10"><text:span text:style-name="T2">Test case 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8" xml:id="id6" draw:id="id6" draw:layer="layout" svg:width="2.54cm" svg:height="2.54cm" svg:x="12.065cm" svg:y="8.815cm">
          <text:p text:style-name="P7"><text:span text:style-name="T2">Workflow 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165cm" svg:height="1.757cm" svg:x="12.277cm" svg:y="9.523cm">
          <table:table table:template-name="default" table:use-banding-rows-styles="true">
            <table:table-column table:style-name="co1"/>
            <table:table-row table:style-name="ro1">
              <table:table-cell table:style-name="ce1">
                <text:p><text:span text:style-name="T2">Test case 1</text:span></text:p>
              </table:table-cell>
            </table:table-row>
            <table:table-row table:style-name="ro2">
              <table:table-cell table:style-name="ce2">
                <text:p text:style-name="P9"><text:span text:style-name="T2">Test case 5</text:span></text:p>
              </table:table-cell>
            </table:table-row>
            <table:table-row table:style-name="ro1">
              <table:table-cell table:style-name="ce1">
                <text:p text:style-name="P10"><text:span text:style-name="T2">Test case 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8" xml:id="id9" draw:id="id9" draw:layer="layout" svg:width="2.222cm" svg:height="0.635cm" svg:x="15.875cm" svg:y="6.35cm">
          <text:p text:style-name="P7"><text:span text:style-name="T2">UMB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2.222cm" svg:height="0.635cm" svg:x="15.875cm" svg:y="8.573cm">
          <text:p text:style-name="P7"><text:span text:style-name="T2">E-mai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572cm" svg:y1="2.54cm" svg:x2="8.572cm" svg:y2="11.43cm">
          <text:p/>
        </draw:line>
        <draw:line draw:style-name="gr10" draw:text-style-name="P12" draw:layer="layout" svg:x1="15.24cm" svg:y1="2.54cm" svg:x2="15.24cm" svg:y2="11.43cm">
          <text:p/>
        </draw:line>
        <draw:custom-shape draw:style-name="gr8" draw:text-style-name="P8" xml:id="id7" draw:id="id7" draw:layer="layout" svg:width="2.222cm" svg:height="0.635cm" svg:x="15.875cm" svg:y="9.843cm">
          <text:p text:style-name="P7"><text:span text:style-name="T2">xunit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8.255cm" svg:y1="7.862cm" svg:x2="8.89cm" svg:y2="6.471cm" draw:start-shape="id1" draw:start-glue-point="1" draw:end-shape="id2" draw:end-glue-point="3" svg:d="M8255 7862l635-1391" svg:viewBox="0 0 636 1392">
          <text:p/>
        </draw:connector>
        <draw:connector draw:style-name="gr11" draw:text-style-name="P12" draw:layer="layout" draw:type="line" svg:x1="8.89cm" svg:y1="9.328cm" svg:x2="8.255cm" svg:y2="7.862cm" draw:start-shape="id3" draw:start-glue-point="3" draw:end-shape="id1" draw:end-glue-point="1" svg:d="M8890 9328l-635-1466" svg:viewBox="0 0 636 1467">
          <text:p/>
        </draw:connector>
        <draw:line draw:style-name="gr10" draw:text-style-name="P12" draw:layer="layout" svg:x1="11.43cm" svg:y1="2.54cm" svg:x2="11.43cm" svg:y2="11.43cm">
          <text:p/>
        </draw:line>
        <draw:connector draw:style-name="gr11" draw:text-style-name="P12" draw:layer="layout" draw:type="line" svg:x1="12.065cm" svg:y1="5.08cm" svg:x2="11.112cm" svg:y2="6.471cm" draw:start-shape="id4" draw:start-glue-point="3" draw:end-shape="id2" draw:end-glue-point="1" svg:d="M12065 5080l-953 1391" svg:viewBox="0 0 954 1392">
          <text:p/>
        </draw:connector>
        <draw:connector draw:style-name="gr11" draw:text-style-name="P12" draw:layer="layout" draw:type="line" svg:x1="12.065cm" svg:y1="7.385cm" svg:x2="11.112cm" svg:y2="6.471cm" draw:start-shape="id5" draw:start-glue-point="3" draw:end-shape="id2" draw:end-glue-point="1" svg:d="M12065 7385l-953-914" svg:viewBox="0 0 954 915">
          <text:p/>
        </draw:connector>
        <draw:connector draw:style-name="gr11" draw:text-style-name="P12" draw:layer="layout" draw:type="line" svg:x1="12.065cm" svg:y1="10.085cm" svg:x2="11.112cm" svg:y2="9.328cm" draw:start-shape="id6" draw:start-glue-point="3" draw:end-shape="id3" draw:end-glue-point="1" svg:d="M12065 10085l-953-757" svg:viewBox="0 0 954 758">
          <text:p/>
        </draw:connector>
        <draw:connector draw:style-name="gr11" draw:text-style-name="P12" draw:layer="layout" draw:type="line" svg:x1="15.875cm" svg:y1="10.16cm" svg:x2="14.605cm" svg:y2="10.085cm" draw:start-shape="id7" draw:start-glue-point="3" draw:end-shape="id6" draw:end-glue-point="1" svg:d="M15875 10160l-1270-75" svg:viewBox="0 0 1271 76">
          <text:p/>
        </draw:connector>
        <draw:connector draw:style-name="gr11" draw:text-style-name="P12" draw:layer="layout" draw:type="line" svg:x1="15.875cm" svg:y1="8.89cm" svg:x2="14.605cm" svg:y2="10.085cm" draw:start-shape="id8" draw:start-glue-point="3" draw:end-shape="id6" draw:end-glue-point="1" svg:d="M15875 8890l-1270 1195" svg:viewBox="0 0 1271 1196">
          <text:p/>
        </draw:connector>
        <draw:connector draw:style-name="gr11" draw:text-style-name="P12" draw:layer="layout" draw:type="line" svg:x1="15.875cm" svg:y1="6.667cm" svg:x2="14.605cm" svg:y2="7.385cm" draw:start-shape="id9" draw:start-glue-point="3" draw:end-shape="id5" draw:end-glue-point="1" svg:d="M15875 6667l-1270 718" svg:viewBox="0 0 1271 719">
          <text:p/>
        </draw:connector>
        <draw:connector draw:style-name="gr11" draw:text-style-name="P12" draw:layer="layout" draw:type="line" svg:x1="15.875cm" svg:y1="6.667cm" svg:x2="14.605cm" svg:y2="5.08cm" draw:start-shape="id9" draw:start-glue-point="3" draw:end-shape="id4" draw:end-glue-point="1" svg:d="M15875 6667l-1270-1587" svg:viewBox="0 0 1271 1588">
          <text:p/>
        </draw:connector>
        <draw:frame draw:style-name="gr12" draw:text-style-name="P14" draw:layer="layout" svg:width="2.858cm" svg:height="0.645cm" svg:x="8.572cm" svg:y="2.54cm">
          <draw:text-box>
            <text:p text:style-name="P13"><text:span text:style-name="T3">Testruns</text:span></text:p>
          </draw:text-box>
        </draw:frame>
        <draw:frame draw:style-name="gr12" draw:text-style-name="P14" draw:layer="layout" svg:width="3.175cm" svg:height="0.645cm" svg:x="11.747cm" svg:y="2.54cm">
          <draw:text-box>
            <text:p text:style-name="P13"><text:span text:style-name="T3">Workflows</text:span></text:p>
          </draw:text-box>
        </draw:frame>
        <draw:frame draw:style-name="gr13" draw:text-style-name="P14" draw:layer="layout" svg:width="3.175cm" svg:height="1.039cm" svg:x="15.24cm" svg:y="2.54cm">
          <draw:text-box>
            <text:p text:style-name="P13"><text:span text:style-name="T3">Report senders</text:span></text:p>
          </draw:text-box>
        </draw:frame>
        <draw:frame draw:style-name="gr14" draw:text-style-name="P15" draw:layer="layout" svg:width="1.294cm" svg:height="1.115cm" svg:x="17.438cm" svg:y="8.093cm">
          <draw:text-box>
            <text:p><text:span text:style-name="T4">📨</text:span></text:p>
          </draw:text-box>
        </draw:frame>
        <draw:frame draw:style-name="gr14" draw:text-style-name="P15" draw:layer="layout" svg:width="1.294cm" svg:height="1.115cm" svg:x="17.438cm" svg:y="5.715cm">
          <draw:text-box>
            <text:p><text:span text:style-name="T4">📨</text:span></text:p>
          </draw:text-box>
        </draw:frame>
        <draw:frame draw:style-name="gr15" draw:text-style-name="P16" draw:layer="layout" svg:width="1.12cm" svg:height="0.924cm" svg:x="17.612cm" svg:y="9.525cm">
          <draw:text-box>
            <text:p><text:span text:style-name="T5">📄</text:span></text:p>
          </draw:text-box>
        </draw:frame>
        <draw:custom-shape draw:style-name="gr16" draw:text-style-name="P17" draw:layer="layout" svg:width="3.493cm" svg:height="4.762cm" svg:x="1.269cm" svg:y="4.128cm">
          <text:p text:style-name="P3"><text:span text:style-name="T1">Trigger job</text:span></text:p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4.445cm" svg:y1="7.938cm" svg:x2="6.35cm" svg:y2="7.938cm">
          <text:p/>
        </draw:line>
        <draw:custom-shape draw:style-name="gr18" draw:text-style-name="P20" draw:layer="layout" svg:width="2.858cm" svg:height="1.587cm" svg:x="1.587cm" svg:y="4.763cm">
          <text:p text:style-name="P19"><text:span text:style-name="T2">Waiting for package to be tagged in Koji.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858cm" svg:height="1.905cm" svg:x="1.587cm" svg:y="6.668cm">
          <text:p text:style-name="P19"><text:span text:style-name="T2">Constructs event json and starts Permian job.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858cm" svg:height="1.587cm" svg:x="19.049cm" svg:y="10.161cm">
          <text:p text:style-name="P19"><text:span text:style-name="T2">Saves logs and report files generated by Permian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0.985cm" svg:height="1.115cm" svg:x="6cm" svg:y="6.823cm">
          <draw:text-box>
            <text:p><text:span text:style-name="T4">{}</text:span></text:p>
          </draw:text-box>
        </draw:frame>
        <draw:custom-shape draw:style-name="gr22" draw:text-style-name="P21" draw:layer="layout" svg:width="3.175cm" svg:height="1.905cm" svg:x="5.397cm" svg:y="13.018cm">
          <text:p text:style-name="P1"><text:span text:style-name="T1">Git repository with test library</text:span></text:p>
          <draw:enhanced-geometry svg:viewBox="0 0 21600 21600" draw:type="rectangle" draw:enhanced-path="M 0 0 L 21600 0 21600 21600 0 21600 0 0 Z N"/>
        </draw:custom-shape>
        <draw:line draw:style-name="gr23" draw:text-style-name="P22" draw:layer="layout" svg:x1="7.302cm" svg:y1="13.018cm" svg:x2="7.302cm" svg:y2="8.255cm">
          <text:p/>
        </draw:line>
        <draw:custom-shape draw:style-name="gr24" draw:text-style-name="P23" draw:layer="layout" svg:width="2.858cm" svg:height="1.905cm" svg:x="11.747cm" svg:y="13.018cm">
          <text:p text:style-name="P1"><text:span text:style-name="T1">Servers for test execution</text:span></text:p>
          <draw:enhanced-geometry svg:viewBox="0 0 21600 21600" draw:type="rectangle" draw:enhanced-path="M 0 0 L 21600 0 21600 21600 0 21600 0 0 Z N"/>
        </draw:custom-shape>
        <draw:line draw:style-name="gr25" draw:text-style-name="P24" draw:layer="layout" svg:x1="13.335cm" svg:y1="11.43cm" svg:x2="13.335cm" svg:y2="13.018cm">
          <text:p/>
        </draw:line>
        <draw:custom-shape draw:style-name="gr26" draw:text-style-name="P20" draw:layer="layout" svg:width="2.858cm" svg:height="1.587cm" svg:x="19.05cm" svg:y="1.906cm">
          <text:p text:style-name="P19"><text:span text:style-name="T2">Provides configuration and environment for running Permia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mojiOne Color" svg:font-family="'EmojiOne Color'" style:font-pitch="variable"/>
    <style:font-face style:name="EmojiOne Color1" svg:font-family="'EmojiOne Colo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3.11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48:48.976214472</meta:creation-date>
    <dc:date>2023-03-22T09:58:12.502868138</dc:date>
    <meta:editing-duration>PT2H5M26S</meta:editing-duration>
    <meta:editing-cycles>12</meta:editing-cycles>
    <meta:generator>LibreOffice/7.4.6.2$Linux_X86_64 LibreOffice_project/40$Build-2</meta:generator>
    <meta:document-statistic meta:object-count="45"/>
  </office:meta>
</office:document-meta>
</file>